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6.611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3.00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59"/>
    <style:style style:name="ce9" style:family="table-cell" style:parent-style-name="Default" style:data-style-name="N159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style-name="ce1"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İşlem Tarihi</text:p>
          </table:table-cell>
          <table:table-cell/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4 taksit ödeme­anapa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4 taksit ödeme­anapa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4 taksit ödeme­anapa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4 taksit ödeme­anapa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4 taksit ödeme­anap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12-17" calcext:value-type="date">
            <text:p>17.12.2021</text:p>
          </table:table-cell>
          <table:table-cell/>
          <table:table-cell table:style-name="ce3" office:value-type="string" calcext:value-type="string">
            <text:p>45 taksit ödeme­anapara</text:p>
          </table:table-cell>
          <table:table-cell table:style-name="ce8" office:value-type="float" office:value="-82.91" calcext:value-type="float">
            <text:p>-82,9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44 taksit ödeme­anap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10-25" calcext:value-type="date">
            <text:p>25.10.2021</text:p>
          </table:table-cell>
          <table:table-cell/>
          <table:table-cell table:style-name="ce8" office:value-type="string" calcext:value-type="string">
            <text:p>43 taksit ödeme­anapara</text:p>
          </table:table-cell>
          <table:table-cell table:style-name="ce8" office:value-type="float" office:value="3453.17" calcext:value-type="float">
            <text:p>3.453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4" calcext:value-type="date">
            <text:p>24.09.2021</text:p>
          </table:table-cell>
          <table:table-cell/>
          <table:table-cell table:style-name="ce3" office:value-type="string" calcext:value-type="string">
            <text:p>42 taksit ödeme­anapara</text:p>
          </table:table-cell>
          <table:table-cell table:style-name="ce8" office:value-type="float" office:value="3451.6" calcext:value-type="float">
            <text:p>3.451,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41 taksit ödeme­anapar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7-28" calcext:value-type="date">
            <text:p>28.07.2021</text:p>
          </table:table-cell>
          <table:table-cell/>
          <table:table-cell table:style-name="ce3" office:value-type="string" calcext:value-type="string">
            <text:p>40 taksit ödeme­anapara</text:p>
          </table:table-cell>
          <table:table-cell table:style-name="ce9" office:value-type="float" office:value="3454.5" calcext:value-type="float">
            <text:p>3.454,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03" calcext:value-type="date">
            <text:p>03.07.2021</text:p>
          </table:table-cell>
          <table:table-cell/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52.17" calcext:value-type="float">
            <text:p>352,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/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E20]-[.D19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/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21]-[.D20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/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22]-[.D21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E23]-[.D22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E24]-[.D23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/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E25]-[.D24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E26]-[.D25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E27]-[.D26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3"/>
          <table:table-cell table:style-name="ce4"/>
          <table:table-cell table:style-name="ce4" table:formula="of:=[.E28]-[.D27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/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E29]-[.D28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/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E30]-[.D29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E31]-[.D30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E32]-[.D31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/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E33]-[.D32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/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E34]-[.D33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/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E35]-[.D34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/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E36]-[.D35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E37]-[.D36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E38]-[.D37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E39]-[.D38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E40]-[.D39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E41]-[.D40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/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E42]-[.D41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/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E43]-[.D42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44]-[.D43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/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E45]-[.D44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/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E46]-[.D45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/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E47]-[.D46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/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E48]-[.D47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/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E49]-[.D48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/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E50]-[.D49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/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E51]-[.D50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/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E52]-[.D51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/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E53]-[.D52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/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E54]-[.D53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/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E55]-[.D54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/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E56]-[.D55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57]-[.D56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/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E58]-[.D57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/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E59]-[.D58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/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E60]-[.D59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/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E61]-[.D60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/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E62]-[.D61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/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E63]-[.D62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E64]-[.D63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E65]-[.D64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/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E66]-[.D65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/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E67]-[.D66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/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E68]-[.D67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/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E69]-[.D68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TL</number:text>
    </number:number-style>
    <number:number-style style:name="N14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TL</number:text>
    </number:number-style>
    <number:number-style style:name="N14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TL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  </number:text>
    </number:number-style>
    <number:number-style style:name="N15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  </number:text>
    </number:number-style>
    <number:number-style style:name="N15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</number:text>
      <number:fill-character> </number:fill-character>
      <number:text>-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6P2" style:volatile="true">
      <number:text> </number:text>
      <number:fill-character> </number:fill-character>
      <number:text>- TL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0" number:min-integer-digits="1" number:decimal-replacement="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04:27:14.378108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04-28T04:59:47.448006158</dc:date>
    <meta:editing-cycles>4</meta:editing-cycles>
    <meta:editing-duration>PT12H29M39S</meta:editing-duration>
    <meta:generator>LibreOffice/7.2.5.2$Linux_X86_64 LibreOffice_project/20$Build-2</meta:generator>
    <meta:document-statistic meta:table-count="2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